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b973" officeooo:paragraph-rsid="0004b973"/>
    </style:style>
    <style:style style:name="P2" style:family="paragraph" style:parent-style-name="Standard" style:list-style-name="L1">
      <style:text-properties officeooo:rsid="00066f51" officeooo:paragraph-rsid="00066f51"/>
    </style:style>
    <style:style style:name="T1" style:family="text">
      <style:text-properties officeooo:rsid="00060ad9"/>
    </style:style>
    <style:style style:name="T2" style:family="text">
      <style:text-properties officeooo:rsid="0007a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731391" text:style-name="L1">
        <text:list-item>
          <text:p text:style-name="P1">Item</text:p>
          <text:list>
            <text:list-item>
              <text:p text:style-name="P1">id int</text:p>
            </text:list-item>
            <text:list-item>
              <text:p text:style-name="P1">superType {men, women, boys, girls, adult, children, all}</text:p>
            </text:list-item>
            <text:list-item>
              <text:p text:style-name="P1">subType {shirts, pants, shoes, accessories, <text:span text:style-name="T2">misc</text:span>}</text:p>
            </text:list-item>
            <text:list-item>
              <text:p text:style-name="P1">price double</text:p>
            </text:list-item>
            <text:list-item>
              <text:p text:style-name="P1">sale double</text:p>
            </text:list-item>
            <text:list-item>
              <text:p text:style-name="P2">name</text:p>
            </text:list-item>
            <text:list-item>
              <text:p text:style-name="P2">image</text:p>
            </text:list-item>
          </text:list>
        </text:list-item>
        <text:list-item>
          <text:p text:style-name="P1">Cart</text:p>
          <text:list>
            <text:list-item>
              <text:p text:style-name="P1">User <text:span text:style-name="T1">foreign key</text:span></text:p>
            </text:list-item>
            <text:list-item>
              <text:p text:style-name="P1">Item <text:s/><text:span text:style-name="T1">foreign ke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02:24:23.894266707</meta:creation-date>
    <meta:generator>LibreOffice/6.4.2.2$Linux_X86_64 LibreOffice_project/40$Build-2</meta:generator>
    <dc:date>2020-05-04T03:20:09.338311657</dc:date>
    <meta:editing-duration>PT45M11S</meta:editing-duration>
    <meta:editing-cycles>3</meta:editing-cycles>
    <meta:document-statistic meta:table-count="0" meta:image-count="0" meta:object-count="0" meta:page-count="1" meta:paragraph-count="11" meta:word-count="41" meta:character-count="196" meta:non-whitespace-character-count="176"/>
  </office:meta>
</office:document-meta>
</file>